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fo:font-size="12pt" style:font-size-asian="12pt" style:font-size-complex="12pt"/>
    </style:style>
    <style:style style:name="P45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#include &lt;iostream&gt;</text:span></text:p>
      <text:p text:style-name="Normal"><text:span text:style-name="T3">#include &lt;sys/time.h&gt;</text:span></text:p>
      <text:p text:style-name="Normal"><text:span text:style-name="T4">#include &lt;time.h&gt;</text:span></text:p>
      <text:p text:style-name="Normal"><text:span text:style-name="T5">#include &lt;sys/resource.h&gt;</text:span></text:p>
      <text:p text:style-name="Normal"><text:span text:style-name="T6">using namespace std;</text:span></text:p>
      <text:p text:style-name="Normal"><text:span text:style-name="T7">void selectionSort(int arr[100], int n) {</text:span></text:p>
      <text:p text:style-name="Normal"><text:span text:style-name="T8"><text:s text:c="4"/>int i, j, min, temp;</text:span></text:p>
      <text:p text:style-name="Normal"><text:span text:style-name="T9"><text:s text:c="4"/>for (i = 0; i &lt;= n - 2; i++) {</text:span></text:p>
      <text:p text:style-name="Normal"><text:span text:style-name="T10"><text:s text:c="8"/>min = i;</text:span></text:p>
      <text:p text:style-name="Normal"><text:span text:style-name="T11"><text:s text:c="8"/>for (j = i + 1; j &lt;= n - 1; j++) {</text:span></text:p>
      <text:p text:style-name="Normal"><text:span text:style-name="T12"><text:s text:c="12"/>if (arr[j] &lt; arr[min])</text:span></text:p>
      <text:p text:style-name="Normal"><text:span text:style-name="T13"><text:s text:c="16"/>min = j;</text:span></text:p>
      <text:p text:style-name="Normal"><text:span text:style-name="T14"><text:s text:c="8"/>}</text:span></text:p>
      <text:p text:style-name="Normal"><text:span text:style-name="T15"><text:s text:c="8"/>temp = arr[min];</text:span></text:p>
      <text:p text:style-name="Normal"><text:span text:style-name="T16"><text:s text:c="8"/>arr[min] = arr[i];</text:span></text:p>
      <text:p text:style-name="Normal"><text:span text:style-name="T17"><text:s text:c="8"/>arr[i] = temp;</text:span></text:p>
      <text:p text:style-name="Normal"><text:span text:style-name="T18"><text:s text:c="4"/>}</text:span></text:p>
      <text:p text:style-name="Normal"><text:span text:style-name="T19">}</text:span></text:p>
      <text:p text:style-name="Normal"><text:span text:style-name="T20">int main() {</text:span></text:p>
      <text:p text:style-name="Normal"><text:span text:style-name="T21"><text:s text:c="4"/>struct timeval startTime, endTime;</text:span></text:p>
      <text:p text:style-name="Normal"><text:span text:style-name="T22"><text:s text:c="4"/>int size, input[50], i;</text:span></text:p>
      <text:p text:style-name="Normal"><text:span text:style-name="T23"><text:s text:c="4"/>struct rusage resourceUsage;</text:span></text:p>
      <text:p text:style-name="Normal"><text:span text:style-name="T24"><text:s text:c="4"/>cout &lt;&lt; "Enter the input size: " &lt;&lt;endl;</text:span></text:p>
      <text:p text:style-name="Normal"><text:span text:style-name="T25"><text:s text:c="4"/>cin &gt;&gt; size;</text:span></text:p>
      <text:p text:style-name="Normal"><text:span text:style-name="T26"><text:s text:c="4"/>cout &lt;&lt; "Enter the array elements: " &lt;&lt;endl;</text:span></text:p>
      <text:p text:style-name="Normal"><text:span text:style-name="T27"><text:s text:c="4"/></text:span></text:p>
      <text:p text:style-name="Normal"><text:span text:style-name="T28"><text:s text:c="4"/>for (i = 0; i &lt; size; i++) {</text:span></text:p>
      <text:p text:style-name="Normal"><text:span text:style-name="T29"><text:s text:c="8"/>cin &gt;&gt; input[i];</text:span></text:p>
      <text:p text:style-name="Normal"><text:span text:style-name="T30"><text:s text:c="4"/>}</text:span></text:p>
      <text:p text:style-name="Normal"><text:span text:style-name="T31"><text:s text:c="4"/>gettimeofday(&amp;startTime, NULL);</text:span></text:p>
      <text:soft-page-break/>
      <text:p text:style-name="Normal"><text:span text:style-name="T32"><text:s text:c="4"/>selectionSort(input, size);</text:span></text:p>
      <text:p text:style-name="Normal"><text:span text:style-name="T33"><text:s text:c="4"/>gettimeofday(&amp;endTime, NULL);</text:span></text:p>
      <text:p text:style-name="Normal"><text:span text:style-name="T34"><text:s text:c="4"/>cout &lt;&lt; "\nSorted array is: " &lt;&lt;endl;</text:span></text:p>
      <text:p text:style-name="Normal"><text:span text:style-name="T35"><text:s text:c="4"/>for (i = 0; i &lt; size; i++) {</text:span></text:p>
      <text:p text:style-name="Normal"><text:span text:style-name="T36"><text:s text:c="8"/>cout &lt;&lt; input[i] &lt;&lt; "\t";</text:span></text:p>
      <text:p text:style-name="Normal"><text:span text:style-name="T37"><text:s text:c="4"/>}</text:span></text:p>
      <text:p text:style-name="Normal"><text:span text:style-name="T38"><text:s text:c="4"/>double elapsedTimeMicroseconds = (double)(endTime.tv_usec - startTime.tv_usec);</text:span></text:p>
      <text:p text:style-name="Normal"><text:span text:style-name="T39"><text:s text:c="4"/>double elapsedTimeSeconds = (double)(endTime.tv_usec - startTime.tv_usec) / 1000000 + (double)(endTime.tv_sec - startTime.tv_sec);</text:span></text:p>
      <text:p text:style-name="Normal"><text:span text:style-name="T40"><text:s text:c="4"/>cout &lt;&lt; "Time of selection sort = " &lt;&lt; elapsedTimeMicroseconds &lt;&lt; " microseconds" &lt;&lt; endl;</text:span></text:p>
      <text:p text:style-name="Normal"><text:span text:style-name="T41"><text:s text:c="4"/>cout &lt;&lt; "Total time = " &lt;&lt; elapsedTimeSeconds &lt;&lt; " seconds" &lt;&lt; endl;</text:span></text:p>
      <text:p text:style-name="Normal"><text:span text:style-name="T42"><text:s text:c="4"/>getrusage(RUSAGE_SELF, &amp;resourceUsage);</text:span></text:p>
      <text:p text:style-name="Normal"><text:span text:style-name="T43"><text:s text:c="4"/>cout &lt;&lt; "Memory usage: " &lt;&lt; resourceUsage.ru_maxrss &lt;&lt; " kilobytes" &lt;&lt;endl;</text:span></text:p>
      <text:p text:style-name="Normal"><text:span text:style-name="T44">}</text:span></text:p>
      <text:p text:style-name="P4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2" style:display-name="Heading 2" style:family="paragraph" style:parent-style-name="Standard" style:default-outline-level="2">
      <style:paragraph-properties fo:margin-top="0.0729in" fo:margin-left="0.1076in">
        <style:tab-stops/>
      </style:paragraph-properties>
      <style:text-properties style:font-name="Cambria" style:font-name-asian="Cambria" style:font-name-complex="Cambria" fo:font-size="16.5pt" style:font-size-asian="16.5pt" style:font-size-complex="16.5pt" fo:language="en" fo:country="US" fo:hyphenate="false"/>
    </style:style>
    <style:style style:name="Normal" style:display-name="Normal" style:family="paragraph">
      <style:paragraph-properties fo:margin-bottom="0.1111in"/>
      <style:text-properties fo:hyphenate="false"/>
    </style:style>
    <style:style style:name="DefaultParagraphFont" style:display-name="Default Paragraph Font" style:family="text"/>
    <style:style style:name="NoList1" style:display-name="No List1" style:family="paragraph">
      <style:paragraph-properties fo:margin-bottom="0.1111in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Cambria" style:font-name-complex="Cambria" style:letter-kerning="true" fo:font-size="16.5pt" style:font-size-asian="16.5pt" style:font-size-complex="16.5pt" fo:language="en" fo:country="US"/>
    </style:style>
    <style:style style:name="Standard" style:display-name="Standard" style:family="paragraph">
      <style:paragraph-properties fo:line-height="100%"/>
      <style:text-properties style:font-name="Liberation Serif" style:font-name-asian="Noto Serif CJK SC" style:font-name-complex="Lohit Devanagari" fo:font-size="12pt" style:font-size-asian="12pt" style:font-size-complex="12pt" fo:hyphenate="false"/>
    </style:style>
    <style:style style:name="Textbody" style:display-name="Text body" style:family="paragraph" style:parent-style-name="Normal">
      <style:paragraph-properties fo:margin-bottom="0.0972in" fo:line-height="115%"/>
      <style:text-properties style:font-name="Liberation Serif" style:font-name-asian="Noto Serif CJK SC" style:font-name-complex="Lohit Devanaga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oushik Penakalapati</meta:initial-creator>
    <dc:creator>Koushik Penakalapati</dc:creator>
    <meta:creation-date>2023-11-16T16:42:00Z</meta:creation-date>
    <dc:date>2023-11-28T18:02:00Z</dc:date>
    <meta:template xlink:href="Normal" xlink:type="simple"/>
    <meta:editing-cycles>4</meta:editing-cycles>
    <meta:editing-duration>PT600S</meta:editing-duration>
    <meta:document-statistic meta:page-count="2" meta:paragraph-count="2" meta:word-count="215" meta:character-count="1445" meta:row-count="10" meta:non-whitespace-character-count="1232"/>
  </office:meta>
</office:document-meta>
</file>